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5be8" officeooo:paragraph-rsid="00135be8"/>
    </style:style>
    <style:style style:name="P2" style:family="paragraph" style:parent-style-name="Standard" style:list-style-name="L1">
      <style:text-properties officeooo:rsid="00135be8" officeooo:paragraph-rsid="00135be8"/>
    </style:style>
    <style:style style:name="P3" style:family="paragraph" style:parent-style-name="Standard">
      <style:text-properties officeooo:rsid="0013952a" officeooo:paragraph-rsid="0013952a"/>
    </style:style>
    <style:style style:name="P4" style:family="paragraph" style:parent-style-name="Standard" style:list-style-name="L3">
      <style:paragraph-properties fo:margin-top="0.101cm" fo:margin-bottom="0.101cm" loext:contextual-spacing="false"/>
      <style:text-properties officeooo:rsid="0013952a" officeooo:paragraph-rsid="0013952a"/>
    </style:style>
    <style:style style:name="P5" style:family="paragraph" style:parent-style-name="Standard" style:list-style-name="L3">
      <style:paragraph-properties fo:margin-top="0.101cm" fo:margin-bottom="0.101cm" loext:contextual-spacing="false"/>
      <style:text-properties officeooo:rsid="00158db0" officeooo:paragraph-rsid="00158db0"/>
    </style:style>
    <style:style style:name="P6" style:family="paragraph" style:parent-style-name="Standard" style:list-style-name="L3">
      <style:paragraph-properties fo:margin-top="0.101cm" fo:margin-bottom="0.101cm" loext:contextual-spacing="false"/>
      <style:text-properties officeooo:rsid="00158db0" officeooo:paragraph-rsid="0015a45c"/>
    </style:style>
    <style:style style:name="P7" style:family="paragraph" style:parent-style-name="Standard">
      <style:paragraph-properties fo:margin-top="0.101cm" fo:margin-bottom="0.101cm" loext:contextual-spacing="false"/>
      <style:text-properties officeooo:rsid="00158db0" officeooo:paragraph-rsid="0015a45c"/>
    </style:style>
    <style:style style:name="P8" style:family="paragraph" style:parent-style-name="Standard" style:list-style-name="L4">
      <style:paragraph-properties fo:margin-top="0.101cm" fo:margin-bottom="0.101cm" loext:contextual-spacing="false"/>
      <style:text-properties officeooo:rsid="0015a45c" officeooo:paragraph-rsid="0015a45c"/>
    </style:style>
    <style:style style:name="P9" style:family="paragraph" style:parent-style-name="Standard" style:list-style-name="L4">
      <style:paragraph-properties fo:margin-top="0.101cm" fo:margin-bottom="0.101cm" loext:contextual-spacing="false"/>
      <style:text-properties officeooo:rsid="0015a45c" officeooo:paragraph-rsid="00168d52"/>
    </style:style>
    <style:style style:name="P10" style:family="paragraph" style:parent-style-name="Standard" style:list-style-name="L4">
      <style:paragraph-properties fo:margin-top="0.101cm" fo:margin-bottom="0.101cm" loext:contextual-spacing="false"/>
      <style:text-properties officeooo:paragraph-rsid="00168d52"/>
    </style:style>
    <style:style style:name="P11" style:family="paragraph" style:parent-style-name="Standard" style:list-style-name="L4">
      <style:paragraph-properties fo:margin-top="0.101cm" fo:margin-bottom="0.101cm" loext:contextual-spacing="false"/>
      <style:text-properties officeooo:rsid="0017d716" officeooo:paragraph-rsid="0017d716"/>
    </style:style>
    <style:style style:name="P12" style:family="paragraph" style:parent-style-name="Standard" style:list-style-name="L4">
      <style:paragraph-properties fo:margin-top="0.101cm" fo:margin-bottom="0.101cm" loext:contextual-spacing="false"/>
      <style:text-properties officeooo:rsid="001961ab" officeooo:paragraph-rsid="001961ab"/>
    </style:style>
    <style:style style:name="T1" style:family="text">
      <style:text-properties officeooo:rsid="0013952a"/>
    </style:style>
    <style:style style:name="T2" style:family="text">
      <style:text-properties officeooo:rsid="0015a4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a45c" style:font-weight-asian="bold" style:font-weight-complex="bold"/>
    </style:style>
    <style:style style:name="T5" style:family="text">
      <style:text-properties fo:font-weight="bold" officeooo:rsid="00168d52" style:font-weight-asian="bold" style:font-weight-complex="bold"/>
    </style:style>
    <style:style style:name="T6" style:family="text">
      <style:text-properties fo:font-weight="bold" officeooo:rsid="0017d716" style:font-weight-asian="bold" style:font-weight-complex="bold"/>
    </style:style>
    <style:style style:name="T7" style:family="text">
      <style:text-properties fo:font-weight="bold" officeooo:rsid="001961ab" style:font-weight-asian="bold" style:font-weight-complex="bold"/>
    </style:style>
    <style:style style:name="T8" style:family="text">
      <style:text-properties officeooo:rsid="00168d5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8d52" style:font-weight-asian="normal" style:font-weight-complex="normal"/>
    </style:style>
    <style:style style:name="T11" style:family="text">
      <style:text-properties fo:font-weight="normal" officeooo:rsid="0017d716" style:font-weight-asian="normal" style:font-weight-complex="normal"/>
    </style:style>
    <style:style style:name="T12" style:family="text">
      <style:text-properties fo:font-weight="normal" officeooo:rsid="001961a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s:</text:p>
      <text:p text:style-name="P1"/>
      <text:list xml:id="list2175424127" text:style-name="L1">
        <text:list-item>
          <text:p text:style-name="P2">Main</text:p>
        </text:list-item>
        <text:list-item>
          <text:p text:style-name="P2">Cliente Teimoso</text:p>
        </text:list-item>
        <text:list-item>
          <text:p text:style-name="P2">Cliente Indeciso</text:p>
        </text:list-item>
        <text:list-item>
          <text:p text:style-name="P2">Cliente Qualquer</text:p>
        </text:list-item>
        <text:list-item>
          <text:p text:style-name="P2">Gerente</text:p>
        </text:list-item>
        <text:list-item>
          <text:p text:style-name="P2">Auxiliar</text:p>
        </text:list-item>
        <text:list-item>
          <text:p text:style-name="P2">Assento</text:p>
        </text:list-item>
        <text:list-item>
          <text:p text:style-name="P2">Monitor (permite múltiplas escritas mas não escritas e leituras simultâneas. <text:span text:style-name="T8">Prioridade para leitura</text:span>)</text:p>
        </text:list-item>
        <text:list-item>
          <text:p text:style-name="P2">Monitor EscOnly (só permite uma escrita. <text:span text:style-name="T8">Prioridade para escrita</text:span>)</text:p>
        </text:list-item>
      </text:list>
      <text:p text:style-name="P1"/>
      <text:p text:style-name="P1"/>
      <text:p text:style-name="P1">Classe Main</text:p>
      <text:p text:style-name="P1"><text:tab/></text:p>
      <text:p text:style-name="P1"><text:tab/>A classe Main é a responsável pela inicialização de todas as estruturas compartilhadas utilizadas além de instanciar as demais classes.</text:p>
      <text:p text:style-name="P1"/>
      <text:p text:style-name="P3">Classe Gerente</text:p>
      <text:p text:style-name="P3"><text:tab/></text:p>
      <text:p text:style-name="P3"><text:tab/>Recebe em seu construtor:</text:p>
      <text:list xml:id="list2625625974" text:style-name="L3">
        <text:list-item>
          <text:p text:style-name="P4"><text:span text:style-name="T4">vAssentos</text:span><text:span text:style-name="T2">: </text:span>O vetor de assentos</text:p>
        </text:list-item>
        <text:list-item>
          <text:p text:style-name="P4"><text:span text:style-name="T4">assentosLivresList</text:span><text:span text:style-name="T2"> : </text:span>Um ArrayList contendo os assentos livres (inicializado com todos os assentos)</text:p>
        </text:list-item>
        <text:list-item>
          <text:p text:style-name="P4"><text:span text:style-name="T4">fila</text:span><text:span text:style-name="T2">: uma queue</text:span> (buffer de saida)</text:p>
        </text:list-item>
        <text:list-item>
          <text:p text:style-name="P4">Um Lock <text:span text:style-name="T2">chamado </text:span><text:span text:style-name="T4">lockbuffer</text:span> para proteger o acesso ao buffer</text:p>
        </text:list-item>
        <text:list-item>
          <text:p text:style-name="P4">Um <text:span text:style-name="T4">se</text:span><text:span text:style-name="T3">maforo</text:span> para contar a quantidade de elementos no buffer e avisar a Classe Auxiliar que já tem elementos para serem consumidos (impressos) no buffer</text:p>
        </text:list-item>
        <text:list-item>
          <text:p text:style-name="P5"><text:span text:style-name="T4">numassentos</text:span><text:span text:style-name="T2">: </text:span>numero de assentos</text:p>
        </text:list-item>
        <text:list-item>
          <text:p text:style-name="P5"><text:span text:style-name="T4">monitor</text:span><text:span text:style-name="T2">: </text:span>monitor <text:span text:style-name="T2">que </text:span>será usado para controla o acesso ao vetor de assentos livres. </text:p>
        </text:list-item>
        <text:list-item>
          <text:p text:style-name="P6"><text:span text:style-name="T5">monitorlivres: </text:span>Um monitor EscOnly. <text:span text:style-name="T2">Este monitor controla o acesso ao ArrayList de assentos disponíveis. Apenas uma thread de cada vez pode modificá-lo para evitar condição de corrida.</text:span></text:p>
        </text:list-item>
      </text:list>
      <text:p text:style-name="P7"><text:tab/><text:span text:style-name="T2">Métodos:</text:span></text:p>
      <text:list xml:id="list2999772381" text:style-name="L4">
        <text:list-item>
          <text:p text:style-name="P8"><text:span text:style-name="T8">Assento </text:span>ListaAssentosLivres<text:span text:style-name="T8">()</text:span></text:p>
          <text:list>
            <text:list-header>
              <text:p text:style-name="P9">Retorna um assento aleatorio que esteja presente em <text:span text:style-name="T3">assentosLivresList </text:span><text:span text:style-name="T10">(chamado pela thread Cliente Teimoso para que a mesma tente alocar o assento retornado)</text:span></text:p>
            </text:list-header>
          </text:list>
        </text:list-item>
        <text:list-item>
          <text:p text:style-name="P10"><text:span text:style-name="T10">void visualiza()</text:span></text:p>
          <text:list>
            <text:list-header>
              <text:p text:style-name="P10"><text:span text:style-name="T10">Tenta ganhar acesso </text:span><text:span text:style-name="T12">de leitura</text:span><text:span text:style-name="T10"> ao </text:span><text:span text:style-name="T5">monitor</text:span><text:span text:style-name="T10"> (espera até que todas as </text:span><text:span text:style-name="T11">threads que estejam escrevendo terminem, enquanto isso, novas threads que pedem para escrever terão que esperar) e adiciona a </text:span><text:span text:style-name="T6">fila</text:span><text:span text:style-name="T11"> uma string com os estados dos assentos, utilizando o </text:span><text:span text:style-name="T6">lockbuffer</text:span><text:span text:style-name="T11"> para proteger o acesso a </text:span><text:span text:style-name="T6">fila</text:span><text:span text:style-name="T11">. </text:span><text:span text:style-name="T12">Chama SaiLeitor() do </text:span><text:span text:style-name="T7">monitor</text:span><text:span text:style-name="T12">.</text:span></text:p>
            </text:list-header>
          </text:list>
        </text:list-item>
        <text:list-item>
          <text:p text:style-name="P11"><text:span text:style-name="T10">V</text:span><text:span text:style-name="T9">oid libera(Assento assento, int id)</text:span></text:p>
          <text:list>
            <text:list-header>
              <text:p text:style-name="P12"><text:soft-page-break/><text:span text:style-name="T9">Pede acesso de escrita ao </text:span><text:span text:style-name="T3">monitor</text:span><text:span text:style-name="T9"> e chama assento.libera(id) e logo em seguida chama SaiEscritor().</text:span></text:p>
            </text:list-header>
          </text:list>
        </text:list-item>
        <text:list-item>
          <text:p text:style-name="P12"><text:span text:style-name="T9">Assento alocaLivre(Assento assento, int id)</text:span></text:p>
        </text:list-item>
        <text:list-item>
          <text:p text:style-name="P12">boolean alocaDado(Assento assento, int id)</text:p>
        </text:list-item>
      </text:list>
      <text:p text:style-name="P3"/>
      <text:p text:style-name="P1">Classe Cliente Teimoso</text:p>
      <text:p text:style-name="P1"><text:tab/></text:p>
      <text:p text:style-name="P1"><text:tab/>É uma thread que representa um Cliente que quer um assento específico e caso não consiga alocá-lo, não tenta quaisquer outros.</text:p>
      <text:p text:style-name="P1"><text:tab/><text:span text:style-name="T1">Ela recebe a instância da classe Gerente que é compartilhada com todas as demais threads, chamando os métodos visualiza(), alocaDado(assento, id), visualiza() e encerra o seu processamento.</text:span></text:p>
      <text:p text:style-name="P1"/>
      <text:p text:style-name="P1">Classe Cliente Indeciso</text:p>
      <text:p text:style-name="P1"/>
      <text:p text:style-name="P1"><text:tab/><text:span text:style-name="T1">É uma thread que representa um Cliente que depois de alocar um assento, libera-o e termina o seu processament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7:27:48.075000000</meta:creation-date>
    <dc:date>2017-11-15T18:40:59.289000000</dc:date>
    <meta:editing-duration>PT5S</meta:editing-duration>
    <meta:editing-cycles>1</meta:editing-cycles>
    <meta:document-statistic meta:table-count="0" meta:image-count="0" meta:object-count="0" meta:page-count="2" meta:paragraph-count="39" meta:word-count="373" meta:character-count="2368" meta:non-whitespace-character-count="2046"/>
    <meta:generator>LibreOffice/5.4.0.3$Windows_X86_64 LibreOffice_project/7556cbc6811c9d992f4064ab9287069087d7f62c</meta:generator>
  </office:meta>
</office:document-meta>
</file>